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2.697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5.6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mpCo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Order N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Raw designation from R&amp;S BOM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6 AK BC850B N 45V 200MA AK 0007.7969.00/PHILIPS-CO BC850B</text:p>
          </table:table-cell>
          <table:table-cell table:number-columns-repeated="6"/>
          <table:table-cell office:value-type="string" calcext:value-type="string">
            <text:p>16 AK BC850B N 45V 200MA AK 0007.7969.00/PHILIPS-CO BC850B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]PHILIPS-CO BAS32</text:p>
          </table:table-cell>
        </table:table-row>
        <table:table-row table:style-name="ro1">
          <table:table-cell office:value-type="string" calcext:value-type="string">
            <text:p>V537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|PHILIPS-CO BAS32</text:p>
          </table:table-cell>
        </table:table-row>
        <table:table-row table:style-name="ro1">
          <table:table-cell office:value-type="string" calcext:value-type="string">
            <text:p>V514</text:p>
          </table:table-cell>
          <table:table-cell table:number-columns-repeated="7"/>
          <table:table-cell office:value-type="string" calcext:value-type="string">
            <text:p>AD BAV39 70V DUO UDI JAD 0911.0092.00]PHILIPS-CO BAV9S</text:p>
          </table:table-cell>
        </table:table-row>
        <table:table-row table:style-name="ro1">
          <table:table-cell office:value-type="string" calcext:value-type="string">
            <text:p>V3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}PHILIPS-CO BAV70</text:p>
          </table:table-cell>
        </table:table-row>
        <table:table-row table:style-name="ro1">
          <table:table-cell office:value-type="string" calcext:value-type="string">
            <text:p>V313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/}PHILIPS-CO BAV70</text:p>
          </table:table-cell>
        </table:table-row>
        <table:table-row table:style-name="ro1">
          <table:table-cell office:value-type="string" calcext:value-type="string">
            <text:p>V5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|PHILIPS-CO BAV70</text:p>
          </table:table-cell>
        </table:table-row>
        <table:table-row table:style-name="ro1">
          <table:table-cell office:value-type="string" calcext:value-type="string">
            <text:p>V515</text:p>
          </table:table-cell>
          <table:table-cell table:number-columns-repeated="7"/>
          <table:table-cell office:value-type="string" calcext:value-type="string">
            <text:p>AD BAV99 7OV DUO UDI jAD 0911.0092.00]PHILIPS-CO BAVS9</text:p>
          </table:table-cell>
        </table:table-row>
        <table:table-row table:style-name="ro1">
          <table:table-cell office:value-type="string" calcext:value-type="string">
            <text:p>V513</text:p>
          </table:table-cell>
          <table:table-cell table:number-columns-repeated="7"/>
          <table:table-cell office:value-type="string" calcext:value-type="string">
            <text:p>AD BAVS9 7OV DUO UDI |AD 0911.0092.00}/PHILIPS-CO BAVS9</text:p>
          </table:table-cell>
        </table:table-row>
        <table:table-row table:style-name="ro1">
          <table:table-cell office:value-type="string" calcext:value-type="string">
            <text:p>V314</text:p>
          </table:table-cell>
          <table:table-cell table:number-columns-repeated="7"/>
          <table:table-cell office:value-type="string" calcext:value-type="string">
            <text:p>AD BAVS9 7OV DUO UDI |AD 0911.0092.00|/PHILIPS-CO BAVg9</text:p>
          </table:table-cell>
        </table:table-row>
        <table:table-row table:style-name="ro1">
          <table:table-cell office:value-type="string" calcext:value-type="string">
            <text:p>V516</text:p>
          </table:table-cell>
          <table:table-cell table:number-columns-repeated="7"/>
          <table:table-cell office:value-type="string" calcext:value-type="string">
            <text:p>AE BZX55/B7V5 o,5W ZDI AE 0349.3041.00|PHILIPS-CO BZX79/B7V5</text:p>
          </table:table-cell>
        </table:table-row>
        <table:table-row table:style-name="ro1">
          <table:table-cell office:value-type="string" calcext:value-type="string">
            <text:p>V50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/PHILIPS-CO BC850B</text:p>
          </table:table-cell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|PHILIPS-CO BC850B</text:p>
          </table:table-cell>
        </table:table-row>
        <table:table-row table:style-name="ro1">
          <table:table-cell office:value-type="string" calcext:value-type="string">
            <text:p>V31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;MOTOROLA BCB860B LT1</text:p>
          </table:table-cell>
        </table:table-row>
        <table:table-row table:style-name="ro1">
          <table:table-cell office:value-type="string" calcext:value-type="string">
            <text:p>V4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}MOTOROLA BC860B LT1</text:p>
          </table:table-cell>
        </table:table-row>
        <table:table-row table:style-name="ro1">
          <table:table-cell office:value-type="string" calcext:value-type="string">
            <text:p>V3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 |MOTOROLA BCB6OB LT1</text:p>
          </table:table-cell>
        </table:table-row>
        <table:table-row table:style-name="ro1">
          <table:table-cell office:value-type="string" calcext:value-type="string">
            <text:p>V507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/MOTOROLA BCB860B LT1</text:p>
          </table:table-cell>
        </table:table-row>
        <table:table-row table:style-name="ro1">
          <table:table-cell office:value-type="string" calcext:value-type="string">
            <text:p>V508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|}MOTOROLA BC860B LT1</text:p>
          </table:table-cell>
        </table:table-row>
        <table:table-row table:style-name="ro1">
          <table:table-cell office:value-type="string" calcext:value-type="string">
            <text:p>V506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S0B N 45V 200MA AK 0007 .7969.00|PHILIPS-CO BC850B</text:p>
          </table:table-cell>
        </table:table-row>
        <table:table-row table:style-name="ro1">
          <table:table-cell office:value-type="string" calcext:value-type="string">
            <text:p>V510</text:p>
          </table:table-cell>
          <table:table-cell office:value-type="string" calcext:value-type="string">
            <text:p>2N4092</text:p>
          </table:table-cell>
          <table:table-cell table:number-columns-repeated="2"/>
          <table:table-cell office:value-type="string" calcext:value-type="string">
            <text:p>40V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https://www.mouser.de/datasheet/3/1206/1/jfet-2n4091-2n4092-2n4093-interfet.pdf</text:p>
          </table:table-cell>
          <table:table-cell office:value-type="string" calcext:value-type="string">
            <text:p>AM 2N4092 N-D 40V JFET AM 0010.8791.00/INTERSIL 2N4092</text:p>
          </table:table-cell>
        </table:table-row>
        <table:table-row table:style-name="ro1">
          <table:table-cell office:value-type="string" calcext:value-type="string">
            <text:p>V512</text:p>
          </table:table-cell>
          <table:table-cell office:value-type="string" calcext:value-type="string">
            <text:p>2N4856A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/>
        </table:table-row>
        <table:table-row table:style-name="ro1">
          <table:table-cell office:value-type="string" calcext:value-type="string">
            <text:p>V504</text:p>
          </table:table-cell>
          <table:table-cell office:value-type="string" calcext:value-type="string">
            <text:p>2N4856A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 office:value-type="string" calcext:value-type="string">
            <text:p>AM 2N4856A N-D 40V JFET 0262. 4082.00 |MOTOROLA</text:p>
          </table:table-cell>
        </table:table-row>
        <table:table-row table:style-name="ro1">
          <table:table-cell office:value-type="string" calcext:value-type="string">
            <text:p>V409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}SILICONIX 2N5432</text:p>
          </table:table-cell>
        </table:table-row>
        <table:table-row table:style-name="ro1">
          <table:table-cell office:value-type="string" calcext:value-type="string">
            <text:p>V408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SILICONIX 2N5432</text:p>
          </table:table-cell>
        </table:table-row>
        <table:table-row table:style-name="ro1">
          <table:table-cell office:value-type="string" calcext:value-type="string">
            <text:p>V309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</table:table-row>
        <table:table-row table:style-name="ro1">
          <table:table-cell office:value-type="string" calcext:value-type="string">
            <text:p>V410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</table:table-row>
        <table:table-row table:style-name="ro1">
          <table:table-cell office:value-type="string" calcext:value-type="string">
            <text:p>V308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|SILICONIX 2N5432</text:p>
          </table:table-cell>
        </table:table-row>
        <table:table-row table:style-name="ro1">
          <table:table-cell office:value-type="string" calcext:value-type="string">
            <text:p>V503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}|AM 0007.3111.00|/PHILIPS-CO BSR56</text:p>
          </table:table-cell>
        </table:table-row>
        <table:table-row table:style-name="ro1">
          <table:table-cell office:value-type="string" calcext:value-type="string">
            <text:p>V502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]PHILIPS-CO BSR56</text:p>
          </table:table-cell>
        </table:table-row>
        <table:table-row table:style-name="ro1">
          <table:table-cell office:value-type="string" calcext:value-type="string">
            <text:p>V3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</table:table-row>
        <table:table-row table:style-name="ro1">
          <table:table-cell office:value-type="string" calcext:value-type="string">
            <text:p>V3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</table:table-row>
        <table:table-row table:style-name="ro1">
          <table:table-cell office:value-type="string" calcext:value-type="string">
            <text:p>V4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</table:table-row>
        <table:table-row table:style-name="ro1">
          <table:table-cell office:value-type="string" calcext:value-type="string">
            <text:p>V4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</table:table-row>
        <table:table-row table:style-name="ro1">
          <table:table-cell office:value-type="string" calcext:value-type="string">
            <text:p>V4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-D 25V JFET 1030.9377.O00|SILICONIX J105</text:p>
          </table:table-cell>
        </table:table-row>
        <table:table-row table:style-name="ro1">
          <table:table-cell office:value-type="string" calcext:value-type="string">
            <text:p>V3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~D 25V JFET 1030.9377-.O0|SILICONIX J105</text:p>
          </table:table-cell>
        </table:table-row>
        <table:table-row table:style-name="ro1">
          <table:table-cell office:value-type="string" calcext:value-type="string">
            <text:p>V3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 108 N-D 25V JFET 6007 .3949.O00/SILICONIX SST108</text:p>
          </table:table-cell>
        </table:table-row>
        <table:table-row table:style-name="ro1">
          <table:table-cell office:value-type="string" calcext:value-type="string">
            <text:p>V4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108 N-D 25V JFET 6007 .3949.O00|SILICONIX SST108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8143FS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B143FS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/PMI DAC8143FS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B143 1X 12B-DAC 1012.9510.00 | PMI DAC8143FS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74HC132</text:p>
          </table:table-cell>
          <table:table-cell office:value-type="string" calcext:value-type="string">
            <text:p>SOIC14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132D</text:p>
          </table:table-cell>
          <table:table-cell office:value-type="string" calcext:value-type="string">
            <text:p>https://assets.nexperia.com/documents/data-sheet/74HC_HCT132.pdf</text:p>
          </table:table-cell>
          <table:table-cell office:value-type="string" calcext:value-type="string">
            <text:p>BL PC74HC132T 4XSCHMITT T |BL 0520.7811.O00}PHILIPS SE 74HC132D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https://assets.nexperia.com/documents/data-sheet/74HC_HCT165.pdf</text:p>
          </table:table-cell>
          <table:table-cell office:value-type="string" calcext:value-type="string">
            <text:p>BL PC74HCT165T 8B SHREG BL 0007.5408.O00/PHILIPS SE 74HCT165D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{BL 0007.6885.00;)PHILIPS-CO PC74HCT4094T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0007.6885.00|}PHILIPS-CO PC74HCT4094T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O0007.6885.00/PHILIPS-CO PC74HCT4094T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86T</text:p>
          </table:table-cell>
          <table:table-cell office:value-type="string" calcext:value-type="string">
            <text:p>https://octopart.com/de/datasheet/nxp-semiconductors/PC74HCT86T</text:p>
          </table:table-cell>
          <table:table-cell office:value-type="string" calcext:value-type="string">
            <text:p>BL PC74HCT86T 4X2IN.EXOR |BL 0007.6291.O00;PHILIPS SE 74HCT86D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C1595L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MC1595L</text:p>
          </table:table-cell>
          <table:table-cell office:value-type="string" calcext:value-type="string">
            <text:p>https://octopart.com/de/datasheet/motorola/MC1595L</text:p>
          </table:table-cell>
          <table:table-cell office:value-type="string" calcext:value-type="string">
            <text:p>BO MC1595L MULTIPLIER BO 0451.4365.00|MOTOROLA MC1595L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</table:table-row>
        <table:table-row table:style-name="ro1">
          <table:table-cell office:value-type="string" calcext:value-type="string">
            <text:p>C522</text:p>
          </table:table-cell>
          <table:table-cell office:value-type="string" calcext:value-type="string">
            <text:p>CC 1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PF+-0,25PFS50V NPO1206 |CC 0099.8667.00|VITRAMON VJ1206 A 1RO C AT</text:p>
          </table:table-cell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CC 27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27PF+-1%50V NPO 1206 CC 0099.8409.00 | VITRAMON VJ1206A 270F FA</text:p>
          </table:table-cell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CC 3,3nF+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3NF+-10%50V X7R 1206 |CC 0099.8909.00|VITRAMON VJ1206 Y 332 KXAT</text:p>
          </table:table-cell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CC 3,9pF+-0, 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 25PF50V NPO CC 0007 .8207 .00|VITRAMON VJ1206 A 3RQ9 C AT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25PF50V NPO CC 0007 .8207.00|VITRAMON VJ1206 A 3R9 C AT</text:p>
          </table:table-cell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0PF+-1%50V NPO 1206 CC 0099 .8873.00|VITRAMON VJ1206 A 331 F AT</text:p>
          </table:table-cell>
        </table:table-row>
        <table:table-row table:style-name="ro1">
          <table:table-cell office:value-type="string" calcext:value-type="string">
            <text:p>C505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-1%50V NPO 1206 CC 0099 .8780.00|VITRAMON VJ1206 A33OF AT</text:p>
          </table:table-cell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~1%50V NPO 1206 CC 0099.8780.00|VITRAMON VJ1206 A330F AT</text:p>
          </table:table-cell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CC 4,7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4,7PF+-0, 25PFSOV NPO CC 0007 .8213.00|VITRAMON VJ1206 A 4R7 C AT</text:p>
          </table:table-cell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560PF+-1%50V NPO 1206 CC 0007 .3186.00|VITRAMON VJ1206 A 561 F AT</text:p>
          </table:table-cell>
        </table:table-row>
        <table:table-row table:style-name="ro1">
          <table:table-cell office:value-type="string" calcext:value-type="string">
            <text:p>C521</text:p>
          </table:table-cell>
          <table:table-cell office:value-type="string" calcext:value-type="string">
            <text:p>CC 8,2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8,2PF+-0,25PF50V NPO CC 0007 .8242.00|VITRAMON VJ1206 A 8R2 C AT</text:p>
          </table:table-cell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CE 1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O 2222 116 11109</text:p>
          </table:table-cell>
          <table:table-cell/>
          <table:table-cell office:value-type="string" calcext:value-type="string">
            <text:p>CE 10UF+-20%50V RM2,5 {CE 0008.7427.O0}PHILIPS CO 2222 116 11109</text:p>
          </table:table-cell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 1EFG101I</text:p>
          </table:table-cell>
          <table:table-cell/>
          <table:table-cell office:value-type="string" calcext:value-type="string">
            <text:p>CE 1Q00UF+-20%25V RM2.5 CE 0008.7891.00/PANASONIC ECA~1EFG101I</text:p>
          </table:table-cell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CE 220uF+-20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FG221BQ</text:p>
          </table:table-cell>
          <table:table-cell/>
          <table:table-cell office:value-type="string" calcext:value-type="string">
            <text:p>CE 220UF+-20%35V RMS |CE 0008.7904.00|PANASONIC ECA-1VFG221BQ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E 47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 HFG 470 I</text:p>
          </table:table-cell>
          <table:table-cell/>
          <table:table-cell office:value-type="string" calcext:value-type="string">
            <text:p>CE 47UF+-20%50V RM2,5 |CE 0008.7479.Q0}PANASONIC ECA1 HFG 470 I</text:p>
          </table:table-cell>
        </table:table-row>
        <table:table-row table:style-name="ro1">
          <table:table-cell office:value-type="string" calcext:value-type="string">
            <text:p>C504</text:p>
          </table:table-cell>
          <table:table-cell table:style-name="ce1" office:value-type="string" calcext:value-type="string">
            <text:p>CK 1,0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1,ONF +-1% 100V RMS KP jCK 0007.7598.00|WIMA FKP 2</text:p>
          </table:table-cell>
        </table:table-row>
        <table:table-row table:style-name="ro1">
          <table:table-cell office:value-type="string" calcext:value-type="string">
            <text:p>C512</text:p>
          </table:table-cell>
          <table:table-cell table:style-name="ce1" office:value-type="string" calcext:value-type="string">
            <text:p>CK 150nF+-5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 2</text:p>
          </table:table-cell>
          <table:table-cell/>
          <table:table-cell office:value-type="string" calcext:value-type="string">
            <text:p>CK 150NF+-5%63VRD3,5HSMKT |CK 0099.2946.00;WIMA MKS2</text:p>
          </table:table-cell>
        </table:table-row>
        <table:table-row table:style-name="ro1">
          <table:table-cell office:value-type="string" calcext:value-type="string">
            <text:p>C404</text:p>
          </table:table-cell>
          <table:table-cell table:style-name="ce1" office:value-type="string" calcext:value-type="string">
            <text:p>CK 2,2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2,2NF +-1% 100V RMS KP |CK 0007.7617.00|WIMA FKP 2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table:style-name="ce1" office:value-type="string" calcext:value-type="string">
            <text:p>CK 330nF+-1%</text:p>
          </table:table-cell>
          <table:table-cell table:number-columns-repeated="2"/>
          <table:table-cell table:style-name="ce1"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 office:value-type="string" calcext:value-type="string">
            <text:p>CK 330NF+-1%160V 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table:style-name="ce1" office:value-type="string" calcext:value-type="string">
            <text:p>CK 33nF +-1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33NF +-1% 63V RMS KP |CK 0007.7681.00|WIMA FKP 2</text:p>
          </table:table-cell>
        </table:table-row>
        <table:table-row table:style-name="ro1">
          <table:table-cell office:value-type="string" calcext:value-type="string">
            <text:p>C500</text:p>
          </table:table-cell>
          <table:table-cell table:number-columns-repeated="7"/>
          <table:table-cell office:value-type="string" calcext:value-type="string">
            <text:p>CTY 13PF TAUCHTR.RD7X12 CT 0092.4266.00|TEKELEC AT 540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FP STECKERLEISTE 32P.KURZ |FP 0008.5724.00)PANDUIT 100-332-033B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</table:table-row>
        <table:table-row table:style-name="ro1">
          <table:table-cell office:value-type="string" calcext:value-type="string">
            <text:p>X51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7"/>
          <table:table-cell office:value-type="string" calcext:value-type="string">
            <text:p>FP STIFTLEISTE 36P.R2,54 FP 0242.3600.00/BINDER 742-11-0179~-00-36</text:p>
          </table:table-cell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7"/>
          <table:table-cell office:value-type="string" calcext:value-type="string">
            <text:p>FP STIFTLEISTE 36P.R2,54 FP 0242.3600.00|BINDER 742-11-0179-00-36</text:p>
          </table:table-cell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7"/>
          <table:table-cell office:value-type="string" calcext:value-type="string">
            <text:p>FP STIFTLEISTE 36P.R2,54 FP 0242.3600.00|BINDER 742-11-0179-00~-36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7"/>
          <table:table-cell office:value-type="string" calcext:value-type="string">
            <text:p>FP STIFTLEISTE 36P.R2,54 FP Q242.3600.00|BINDER 742-11-0179-00-36</text:p>
          </table:table-cell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{RG 0006.9968.00/DALE CRCW1206-10 1K21 F-T</text:p>
          </table:table-cell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|RG O006.9968.00/DALE CRCW1206-10 1K21 F-T</text:p>
          </table:table-cell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RG 1,5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5 KOHM+-1%TK100 1206 |RG 0007.5714.00|DALE CRCW1206-10 1K5 F-T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RG 1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62KOHM+-1%TK100 1206 {RG 0006.9997.00]DALE CRCW1206-10 1K62 F-T</text:p>
          </table:table-cell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/DALE CRCW1206-10 1M F-T</text:p>
          </table:table-cell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~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~T</text:p>
          </table:table-cell>
        </table:table-row>
        <table:table-row table:style-name="ro1">
          <table:table-cell office:value-type="string" calcext:value-type="string">
            <text:p>R3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 .0793.00;DALE CRCW1206-10 10K F-T</text:p>
          </table:table-cell>
        </table:table-row>
        <table:table-row table:style-name="ro1">
          <table:table-cell office:value-type="string" calcext:value-type="string">
            <text:p>R4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</table:table-row>
        <table:table-row table:style-name="ro1">
          <table:table-cell office:value-type="string" calcext:value-type="string">
            <text:p>R4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]DALE CRCW1206-10 10K F-T</text:p>
          </table:table-cell>
        </table:table-row>
        <table:table-row table:style-name="ro1">
          <table:table-cell office:value-type="string" calcext:value-type="string">
            <text:p>R3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|DALE CRCW1206-10 10K F-T</text:p>
          </table:table-cell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)DALE CRCW1206-10 10K F-T</text:p>
          </table:table-cell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-10 10K F-T</text:p>
          </table:table-cell>
        </table:table-row>
        <table:table-row table:style-name="ro1">
          <table:table-cell office:value-type="string" calcext:value-type="string">
            <text:p>R3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~10 10K F-T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0ALE CRCW1206-10 10K F-T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DALE CRCW1206-10 10K F-T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 DALE CRCW1206-10 10K F-T</text:p>
          </table:table-cell>
        </table:table-row>
        <table:table-row table:style-name="ro1">
          <table:table-cell office:value-type="string" calcext:value-type="string">
            <text:p>R4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4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8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43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6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7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{RG 0006.7271.00|DALE CRCW1206-10 1K F-T</text:p>
          </table:table-cell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)DALE CRCW1206-10 1K F-T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] DALE CRCW1206-10 1K F-T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}DALE CRCW1206-10 1K F-T</text:p>
          </table:table-cell>
        </table:table-row>
        <table:table-row table:style-name="ro1">
          <table:table-cell office:value-type="string" calcext:value-type="string">
            <text:p>R4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/DALE CRCW1206-10 1K F-T</text:p>
          </table:table-cell>
        </table:table-row>
        <table:table-row table:style-name="ro1">
          <table:table-cell office:value-type="string" calcext:value-type="string">
            <text:p>R34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</table:table-row>
        <table:table-row table:style-name="ro1">
          <table:table-cell office:value-type="string" calcext:value-type="string">
            <text:p>R342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O006.7271.00]DALE CRCW1206-10 1K F-T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0006.7271.00]DALE CRCW1206-10 1K F-T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O006.7271.00/DALE CRCW1206-10 1K F-T</text:p>
          </table:table-cell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KOHM+-1%TK100 1206 {RG 0007. 1948.00])DALE CRCW1206-10 100K F-T</text:p>
          </table:table-cell>
        </table:table-row>
        <table:table-row table:style-name="ro1">
          <table:table-cell office:value-type="string" calcext:value-type="string">
            <text:p>R343</text:p>
          </table:table-cell>
          <table:table-cell office:value-type="string" calcext:value-type="string">
            <text:p>RG 1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2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21KOHM+-1%TK100 1206 |RG 0007.1960.00)DALE CRCW1206-10 121K F-T</text:p>
          </table:table-cell>
        </table:table-row>
        <table:table-row table:style-name="ro1">
          <table:table-cell office:value-type="string" calcext:value-type="string">
            <text:p>R330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 .5843.00|DALE CRCW1206-10 15K F-T</text:p>
          </table:table-cell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]DALE CRCW1206-10 15K F-T</text:p>
          </table:table-cell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/] DALE CRCW1206-10 15K F-T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|DALE CRCW1206-10 15K F-T</text:p>
          </table:table-cell>
        </table:table-row>
        <table:table-row table:style-name="ro1">
          <table:table-cell office:value-type="string" calcext:value-type="string">
            <text:p>R4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QHM+-1%TK100 1206 {RG 0007.5843.00|DALE CRCW1206-10 15K F-T</text:p>
          </table:table-cell>
        </table:table-row>
        <table:table-row table:style-name="ro1">
          <table:table-cell office:value-type="string" calcext:value-type="string">
            <text:p>R331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)DALE CRCW1206-10 15K F-T</text:p>
          </table:table-cell>
        </table:table-row>
        <table:table-row table:style-name="ro1">
          <table:table-cell office:value-type="string" calcext:value-type="string">
            <text:p>R33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|DALE CRCW1206-10 15K F-T</text:p>
          </table:table-cell>
        </table:table-row>
        <table:table-row table:style-name="ro1">
          <table:table-cell office:value-type="string" calcext:value-type="string">
            <text:p>R421</text:p>
          </table:table-cell>
          <table:table-cell office:value-type="string" calcext:value-type="string">
            <text:p>RG 10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0KOHM+-1%TK100 1206 |RG 0007.1948.00|DALE CRCW1206-10 100K F-T</text:p>
          </table:table-cell>
        </table:table-row>
        <table:table-row table:style-name="ro1">
          <table:table-cell office:value-type="string" calcext:value-type="string">
            <text:p>R336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KOHM+-1%TK100 1206 |RG 0007. 1948.00)DALE CRCW1206-10 100K F-T</text:p>
          </table:table-cell>
        </table:table-row>
        <table:table-row table:style-name="ro1">
          <table:table-cell office:value-type="string" calcext:value-type="string">
            <text:p>R335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-1%TK100 1206 |RG 0007. 1948.00 )|DALE CRCW1206-10 100K F-T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RG 100kOhm+~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~1%TK100 1206 |RG 0007. 1948.00)DALE CRCW1206-10 100K F-T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RG 2,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0 KOHM+-1%TK100 1206 {RG 0007.5737.00/DALE CRCW1206-10 2K F-T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{RG 0007.5743.00]DALE CRCW1206-10 2K21 F-T</text:p>
          </table:table-cell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O0007.5743.00] DALE CRCW1206-10 2K21 F-T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RG 2,43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43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43KOHM+-1%TK100 1206 |RG 0007.5750.00|DALE CRCW1206-10 2K43 F-T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[RG 0007.5766.00|DALE CRCW1206-10 2K74 F-T</text:p>
          </table:table-cell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{RG 0007.5766.00|DALE CRCW1206-10 2K74 F-T</text:p>
          </table:table-cell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/ DALE CRCW1206-10 20K F-T</text:p>
          </table:table-cell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|DALE CRCW1206-10 20K F-T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RG 22,1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W1206-10 22R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2,1 OHM+-1%TK100 1206 |RG 0007.5489.00] DALE CRW1206-10 22R1 F-T</text:p>
          </table:table-cell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RG 274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74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74 OHM+-1%TK100 1206 |RG 0007.5637.00|DALE CRCW1206-10 274R F-T</text:p>
          </table:table-cell>
        </table:table-row>
        <table:table-row table:style-name="ro1">
          <table:table-cell office:value-type="string" calcext:value-type="string">
            <text:p>R337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</table:table-row>
        <table:table-row table:style-name="ro1">
          <table:table-cell office:value-type="string" calcext:value-type="string">
            <text:p>R338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]DALE CRCW1206-10 3K92 F-T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|DALE CRCW1206-10 3K92 F-T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RG 33, 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3K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3, 2KOHM+-1%TK100 1206 |RG 0007.5914.00|DALE CRCW1206-10 33K2 F-T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RG 4, 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 75KOHM+-1%TK100 1206 |RG 0007.5820.00)DALE CRCW1206-10 4K75 F-T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RG 4,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75KOHM+-1%TK100 1206 |RG 0007.5820.00/DALE CRCW1206-10 4K75 F-T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RG 47,5 OHM+~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R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 OHM+~-1%TK100 1206 {RG 0007.5566.00)DALE CRCW1206-10 47R5 F-T</text:p>
          </table:table-cell>
        </table:table-row>
        <table:table-row table:style-name="ro1">
          <table:table-cell office:value-type="string" calcext:value-type="string">
            <text:p>R345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{RG 0007 .5950.00) DALE CRCW1206-10 47K5 F-T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|RG 0007.5950.00| DALE CRCW1206-10 47K5 F-T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IRG 0007.5695.00|DALE CRCW1206-10 475R F-T</text:p>
          </table:table-cell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RG 0007.5695.00/DALE CRCW1206-10 475R F-T</text:p>
          </table:table-cell>
        </table:table-row>
        <table:table-row table:style-name="ro1">
          <table:table-cell office:value-type="string" calcext:value-type="string">
            <text:p>R500</text:p>
          </table:table-cell>
          <table:table-cell office:value-type="string" calcext:value-type="string">
            <text:p>RG 475 0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QHM+-1%TK100 1206 |RG 0007.5695.00]DALE CRCW1206-10 475R F-T</text:p>
          </table:table-cell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RG 5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5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,62KOHM+-1%TK100 1206 |RG 0007.0735.00]DALE CRCW1206-10 5K62 F-T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RG 511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51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-1%TK100 1206 |)RG 0007.6085.00|DALE CRCW1206-10 511K F-T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RG 511 kOhm+~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~-10 511K Fr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~1%TK100 1206 |RG 0007.6085.00|DALE CRCW1206~-10 511K FrT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RG 562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562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62 OHM+-1%TK100 1206 {RG O006.9068.00| DALE CRCW1206-10 562R F-T</text:p>
          </table:table-cell>
        </table:table-row>
        <table:table-row table:style-name="ro1">
          <table:table-cell office:value-type="string" calcext:value-type="string">
            <text:p>R334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;DALE CRCW1206-10 7K50 F-T</text:p>
          </table:table-cell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|DALE CRCW1206-10 7K50 F-T</text:p>
          </table:table-cell>
        </table:table-row>
        <table:table-row table:style-name="ro1">
          <table:table-cell office:value-type="string" calcext:value-type="string">
            <text:p>R333</text:p>
          </table:table-cell>
          <table:table-cell office:value-type="string" calcext:value-type="string">
            <text:p>RG 7,5kOhm+~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~-1%TK100 1206 [RG 0007.0764.00/DALE CRCW1206-10 7K50 F-T</text:p>
          </table:table-cell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RL 41,7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 35W41, 7KOHM+-0,1%T25 {RL 0084.4254.00/DRALORIC SMAO207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RL 38, 8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38, 8KOHM+-0,1%T25 {RL 0084.4190.00/DRALORIC SMAO207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RL 4,75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,75KOHM+-0,1%T25 |RL 0084.2445.00 | DRALORIC SMA/207/4, 75K-B-E</text:p>
          </table:table-cell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RL 41,7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1, 7KOHM+-0, 1%T25 |RL 0084.4254.00}DRALORIC SMA0207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RL 7,68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7,68KOHM+-0,1%T25 |RL 0084.2845.00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RL 10,0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10,OKOHM+-0,1%T25 |RL 0084.3064.00/DRALORIC SMAO207/ 10K-B-E</text:p>
          </table:table-cell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RL 4,75kOhm+-0,1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, 75KOHM+-0, 1%T25 |RL 0084.2445.00/DRALORIC SMA/207/4, 75K-B-E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RL 41,7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1, 7KOHM+-0, 1%T25 |RL 0084.4254.00/DRALORIC SMA0207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RL 5,05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5,O5KOHM+-0, 1%T25 |RL 0084.2497.00/DRALORIC SMAO207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RL 10,0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10,OKOHM+-0, 1%T25 |RL 0084.3064.00|DRALORIC SMA0207/ 10K-B-E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RL 20,0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 1%T25 |RL 0084.3641.00/DRALORIC SMA0207/20, OK~-B-E</text:p>
          </table:table-cell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RL 20,0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1%T25 |RL 0084.3641.00)DRALORIC SMA0207/20, OK-B-E</text:p>
          </table:table-cell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RL 38, 8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38, 8KOHM+-0,1%T25 |RL 0084.4190.00]DRALGRIC SMA0207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office:value-type="string" calcext:value-type="string">
            <text:p>RL 4,75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,75KOHM+-0,1%T25 |RL 0084.2445.00|DRALORIC SMA/207/4, 75K-B-E</text:p>
          </table:table-cell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RL 41,7kOhm+-O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1,7KOHM+-O,1%T25 |RL 00B4.4254.00]DRALORIC SMAO207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RL 5,05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5,O5KOHM+-0,1%T25 |RL 0084.2497.00/DRALORIC SMA020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AMP 1-928776-5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)} AMP 1-928776-5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]AMP 1-928776-5</text:p>
          </table:table-cell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CK 330nF+-1%</text:p>
          </table:table-cell>
          <table:table-cell office:value-type="string" calcext:value-type="string">
            <text:p>RD8X19</text:p>
          </table:table-cell>
          <table:table-cell/>
          <table:table-cell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1839-433/161</text:p>
          </table:table-cell>
          <table:table-cell office:value-type="string" calcext:value-type="string">
            <text:p>https://www.vishay.com/docs/26022/mkp1839.pdf</text:p>
          </table:table-cell>
          <table:table-cell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CK 33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CK 2,2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100V RMS</text:p>
          </table:table-cell>
          <table:table-cell office:value-type="string" calcext:value-type="string">
            <text:p>WIMA 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561 F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CC 3,3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R3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</table:table-row>
      </table:table>
      <table:named-expressions/>
      <table:database-ranges>
        <table:database-range table:name="__Anonymous_Sheet_DB__0" table:target-range-address="out.A2:out.XFD223" table:contains-header="false">
          <table:sort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0T13:01:02.907445259</dc:date>
    <dc:creator>Peter Turczak</dc:creator>
    <meta:editing-duration>PT4H3M31S</meta:editing-duration>
    <meta:editing-cycles>58</meta:editing-cycles>
    <meta:generator>LibreOffice/24.2.7.2$Linux_X86_64 LibreOffice_project/420$Build-2</meta:generator>
    <meta:document-statistic meta:table-count="1" meta:cell-count="1620" meta:object-count="0"/>
  </office:meta>
</office:document-meta>
</file>